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59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0.2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yaml config</text:p>
          </table:table-cell>
          <table:table-cell table:style-name="ce2" office:value-type="string" calcext:value-type="string">
            <text:p>Works?</text:p>
          </table:table-cell>
          <table:table-cell table:style-name="ce2" office:value-type="string" calcext:value-type="string">
            <text:p>Concern?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mpty map</text:p>
          </table:table-cell>
          <table:table-cell office:value-type="string" calcext:value-type="string">
            <text:p>one point</text:p>
          </table:table-cell>
          <table:table-cell office:value-type="string" calcext:value-type="string">
            <text:p>several points</text:p>
          </table:table-cell>
        </table:table-row>
        <table:table-row table:style-name="ro2">
          <table:table-cell office:value-type="string" calcext:value-type="string">
            <text:p>#### BASIC MAP SETTING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uses_sensor: true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Need to test on mobi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_latitude: 12.00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mmediately overridd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_longitude: 133.22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mmediately overridd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_zoom: 1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s contr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ogle_map_width: 4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s contr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ogle_map_height: 52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s control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#### MAP CONTROL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ap_type_default_zero_to_two: 0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_finder_size: 200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p_add_type_control: tru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ms to be set to normal map with terrain show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p_control_size_one_to_three: 3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oom bar shrinks but no visible diff. To pann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p_scale_info_size_in_pixels: 150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#### INFORMATION AROUND THE MAP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efault_title: "check out the map"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mmediately overridd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_where_statement_description: "how we have selected our points...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_status_at_all: 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_kml_link: 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dden_layers_removed_from_list: 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ge_page_title: false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Need to test when changing between ma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ber_of_items_before_showing_list: 3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Need to test with multiple points on the m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le_div_id: "GmapTitleID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de_bar_div_id: "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p_down_div_id: "GoogleMapDropDownList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yer_list_div_id: "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rections_div_id: "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us_div_id: "StatusBar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#### INFO WINDOW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info_window_options: "{zoomLevel:3, maxWidth: 500}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_antipodean: 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_directions: 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sibly remov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_current_address_finder: fals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_zoom_in_button: "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_close_up_button: "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silbly remove. Button appears but error when clicke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_close_window_button: "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silbly remove. Button appears but error when clicke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x_info_window_text: "view details"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#### MARKER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dd_points_to_map: 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ght mouse lick makes whole map blan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_delete_marker_button: "remove this location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er_options: "{draggable:false,bouncy:true,title: 'click me'}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#### IC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efault_icon_url: "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on_folder: "googlemap/images/icons/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on_width: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on_height: 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on_image_map: "[0,0 , 3,2 , 7,7]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visible. Seems not to be wo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on_extension: "png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on_max_count: 12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To Test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<text:s/>#### STATIC MAP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how_static_map_first: 0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“Works” Static map not show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ic_map_settings: "maptype=terrain"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Until static map working untest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ic_icon: "red1"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Until static map working untest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e_static_map_locally: false</text:p>
          </table:table-cell>
          <table:table-cell office:value-type="string" calcext:value-type="string">
            <text:p>Untestable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Until static map working untestable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#### ADDRES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dd_address_finder: 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_country_code: ""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ber_shown_in_around_me: 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 of bugs.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### DIRECTION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ocale_for_results: "en_NZ"</text:p>
          </table:table-cell>
          <table:table-cell table:number-columns-repeated="3" office:value-type="string" calcext:value-type="string">
            <text:p>Remo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yle_sheet_url: "googlemap/css/googleMapDirections.css"</text:p>
          </table:table-cell>
          <table:table-cell table:number-columns-repeated="3" office:value-type="string" calcext:value-type="string">
            <text:p>Remove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#### SERVER INTERAC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at_form_field_id: ""</text:p>
          </table:table-cell>
          <table:table-cell table:number-columns-repeated="3" office:value-type="string" calcext:value-type="string">
            <text:p>Debu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ng_form_field_id: ""</text:p>
          </table:table-cell>
          <table:table-cell table:number-columns-repeated="3" office:value-type="string" calcext:value-type="string">
            <text:p>Debu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2:22:16.764041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2:33:52.136409938</meta:creation-date>
    <dc:date>2015-03-15T15:32:55.208330259</dc:date>
    <meta:editing-duration>PT4H46M20S</meta:editing-duration>
    <meta:editing-cycles>8</meta:editing-cycles>
    <meta:generator>LibreOffice/4.2.7.2$Linux_X86_64 LibreOffice_project/420m0$Build-2</meta:generator>
    <meta:document-statistic meta:table-count="1" meta:cell-count="229" meta:object-count="0"/>
  </office:meta>
</office:document-meta>
</file>